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/>
      <text:p text:style-name="Preformatted_20_Text">Stellar Chromospheres – History and problems</text:p>
      <text:p text:style-name="Preformatted_20_Text">Stellar Wind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/>
      <text:p text:style-name="Preformatted_20_Text">2) Introduction to Radio Interferometry</text:p>
      <text:p text:style-name="Preformatted_20_Text">a) Radio Antenna Basics</text:p>
      <text:p text:style-name="Preformatted_20_Text">single dish vs interferometry (Perley &amp; butler 2013)</text:p>
      <text:p text:style-name="Preformatted_20_Text">(single vs inter e.g. Perley and Butler 2013)</text:p>
      <text:p text:style-name="Preformatted_20_Text">Young's slits</text:p>
      <text:p text:style-name="Preformatted_20_Text">Measurement Equation</text:p>
      <text:p text:style-name="Preformatted_20_Text"/>
      <text:p text:style-name="Preformatted_20_Text"/>
      <text:p text:style-name="Preformatted_20_Text">3) Instrumentation &amp; Observations <text:s/></text:p>
      <text:p text:style-name="Preformatted_20_Text">b) CARMA </text:p>
      <text:p text:style-name="Preformatted_20_Text">I) Receivers, configurations, table of properties, sensitivity</text:p>
      <text:p text:style-name="Preformatted_20_Text">II) Observations (Table from paper)</text:p>
      <text:p text:style-name="Preformatted_20_Text">c) VLA</text:p>
      <text:p text:style-name="Preformatted_20_Text">I) Receivers, configurations, table of properties, sensitivity</text:p>
      <text:p text:style-name="Preformatted_20_Text">II) Observational Preparation</text:p>
      <text:p text:style-name="Preformatted_20_Text">III) Observations (Table from paper)</text:p>
      <text:p text:style-name="Preformatted_20_Text">d) GMRT</text:p>
      <text:p text:style-name="Preformatted_20_Text"/>
      <text:p text:style-name="Preformatted_20_Text">4) Data Processing (maybe put this into the next few chapters)</text:p>
      <text:p text:style-name="Preformatted_20_Text">Flagging, Calibration &amp; Imaging</text:p>
      <text:p text:style-name="Preformatted_20_Text">a) CARMA</text:p>
      <text:p text:style-name="Preformatted_20_Text">CLEAN vs MEM vs Multi-scale Clean (for Peter!)</text:p>
      <text:p text:style-name="Preformatted_20_Text">Final Image Cube (High and Low res)</text:p>
      <text:p text:style-name="Preformatted_20_Text">b) JVLA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c) GMRT?</text:p>
      <text:p text:style-name="Preformatted_20_Text"/>
      <text:p text:style-name="Preformatted_20_Text">4) The Circumstellar Environment of Betelgeuse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<text:soft-page-break/>7) Extrasolar Planetary Radio Emission Search ?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  <text:p text:style-name="Preformatted_20_Text">Appendix</text:p>
      <text:p text:style-name="Preformatted_20_Text">Derivation for radio power law for stellar wind with constant and non-constant temperatu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7T14:22:06</dc:date>
    <dc:creator>Eamon </dc:creator>
    <meta:generator>LibreOffice/3.4$Unix LibreOffice_project/340m1$Build-402</meta:generator>
    <meta:editing-duration>PT6H33M38S</meta:editing-duration>
    <meta:editing-cycles>26</meta:editing-cycles>
    <meta:document-statistic meta:table-count="0" meta:image-count="0" meta:object-count="0" meta:page-count="2" meta:paragraph-count="61" meta:word-count="345" meta:character-count="2207" meta:non-whitespace-character-count="1913"/>
  </office:meta>
</office:document-meta>
</file>